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81cm" svg:height="4.015cm" draw:transform="rotate (-1.55212130379856) translate (7.0117918481113cm 7.79819244682281cm)" svg:viewBox="0 0 1182 4016" svg:d="M1181 3922c-203-780-422-2724-370-3621 8-144-813-414-811-249 39 1117 312 3488 388 3825 44 185 823 170 793 45z">
          <text:p/>
        </draw:path>
        <draw:path draw:style-name="gr1" draw:text-style-name="P1" draw:layer="layout" svg:width="6.244cm" svg:height="0.805cm" draw:transform="skewX (-0.000174532925199434) rotate (-1.55281943549936) translate (3.5390472141044cm 2.428018496419cm)" svg:viewBox="0 0 6245 806" svg:d="M107 703c340 32 2078 89 2798 99 718 10 2933-3 3306-10 128 5-136-712-249-711-368 1-1825 86-2662 94-837 11-2877-123-3233-175-121-15-59 693 40 703z">
          <text:p/>
        </draw:path>
        <draw:path draw:style-name="gr1" draw:text-style-name="P1" draw:layer="layout" svg:width="0.902cm" svg:height="0.66cm" draw:transform="skewX (0.00244346095279205) rotate (-2.15652882376419) translate (3.6678895804585cm 2.44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rotate (-2.15757602131539) translate (3.6918244404371cm 8.3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3366244787323cm 7.955794775129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2:31.416000000</dc:date>
    <meta:editing-duration>PT4M28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